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50.4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Fernande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Quinter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ndj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rina</text:p>
          </table:table-cell>
          <table:table-cell office:value-type="string" calcext:value-type="string">
            <text:p>Mario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De Chaz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Dura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ust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Franc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D Ange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Gonzalez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Valero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López Gonzalez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ande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ici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io Alejandro</text:p>
          </table:table-cell>
          <table:table-cell office:value-type="string" calcext:value-type="string">
            <text:p>Diviz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Liuz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Terá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Barbagl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tan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ehe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comercial" table:style-name="ta1">
        <table:table-column table:style-name="co1" table:default-cell-style-name="ce3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domicilios</text:p>
          </table:table-cell>
          <table:table-cell table:style-name="ce1" office:value-type="string" calcext:value-type="string">
            <text:p>comunicacion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2:15:45.245192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2:18:35.203074342</dc:date>
    <meta:editing-duration>PT8M34S</meta:editing-duration>
    <meta:editing-cycles>3</meta:editing-cycles>
    <meta:generator>LibreOffice/6.1.5.2$Linux_X86_64 LibreOffice_project/10$Build-2</meta:generator>
    <meta:document-statistic meta:table-count="2" meta:cell-count="127" meta:object-count="0"/>
  </office:meta>
</office:document-meta>
</file>